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2cm" style:rel-column-width="2025*"/>
    </style:style>
    <style:style style:name="Table2.B" style:family="table-column">
      <style:table-column-properties style:column-width="2.223cm" style:rel-column-width="1260*"/>
    </style:style>
    <style:style style:name="Table2.C" style:family="table-column">
      <style:table-column-properties style:column-width="11.204cm" style:rel-column-width="6352*"/>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1200*"/>
    </style:style>
    <style:style style:name="Table3.B" style:family="table-column">
      <style:table-column-properties style:column-width="3.757cm" style:rel-column-width="2130*"/>
    </style:style>
    <style:style style:name="Table3.C" style:family="table-column">
      <style:table-column-properties style:column-width="11.125cm" style:rel-column-width="6307*"/>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1200*"/>
    </style:style>
    <style:style style:name="Table4.B" style:family="table-column">
      <style:table-column-properties style:column-width="3.598cm" style:rel-column-width="2040*"/>
    </style:style>
    <style:style style:name="Table4.C" style:family="table-column">
      <style:table-column-properties style:column-width="11.284cm" style:rel-column-width="6397*"/>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1200*"/>
    </style:style>
    <style:style style:name="Table5.B" style:family="table-column">
      <style:table-column-properties style:column-width="3.598cm" style:rel-column-width="2040*"/>
    </style:style>
    <style:style style:name="Table5.C" style:family="table-column">
      <style:table-column-properties style:column-width="11.284cm" style:rel-column-width="6397*"/>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836cm" style:rel-column-width="2175*"/>
    </style:style>
    <style:style style:name="Table6.B" style:family="table-column">
      <style:table-column-properties style:column-width="2.064cm" style:rel-column-width="1170*"/>
    </style:style>
    <style:style style:name="Table6.C" style:family="table-column">
      <style:table-column-properties style:column-width="11.098cm" style:rel-column-width="6292*"/>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lways" style:may-break-between-rows="true"/>
    </style:style>
    <style:style style:name="Table7.A" style:family="table-column">
      <style:table-column-properties style:column-width="3.836cm" style:rel-column-width="2175*"/>
    </style:style>
    <style:style style:name="Table7.B" style:family="table-column">
      <style:table-column-properties style:column-width="2.064cm" style:rel-column-width="1170*"/>
    </style:style>
    <style:style style:name="Table7.C" style:family="table-column">
      <style:table-column-properties style:column-width="11.098cm" style:rel-column-width="6292*"/>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770*"/>
    </style:style>
    <style:style style:name="Table8.B" style:family="table-column">
      <style:table-column-properties style:column-width="2.037cm" style:rel-column-width="1155*"/>
    </style:style>
    <style:style style:name="Table8.C" style:family="table-column">
      <style:table-column-properties style:column-width="11.839cm" style:rel-column-width="6712*"/>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9cm" style:rel-column-width="1530*"/>
    </style:style>
    <style:style style:name="Table9.B" style:family="table-column">
      <style:table-column-properties style:column-width="2.117cm" style:rel-column-width="1200*"/>
    </style:style>
    <style:style style:name="Table9.C" style:family="table-column">
      <style:table-column-properties style:column-width="12.183cm" style:rel-column-width="6907*"/>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2625*"/>
    </style:style>
    <style:style style:name="Table10.B" style:family="table-column">
      <style:table-column-properties style:column-width="1.72cm" style:rel-column-width="975*"/>
    </style:style>
    <style:style style:name="Table10.C" style:family="table-column">
      <style:table-column-properties style:column-width="10.649cm" style:rel-column-width="6037*"/>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2040*"/>
    </style:style>
    <style:style style:name="Table11.B" style:family="table-column">
      <style:table-column-properties style:column-width="1.879cm" style:rel-column-width="1065*"/>
    </style:style>
    <style:style style:name="Table11.C" style:family="table-column">
      <style:table-column-properties style:column-width="11.522cm" style:rel-column-width="6532*"/>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755*"/>
    </style:style>
    <style:style style:name="Table12.B" style:family="table-column">
      <style:table-column-properties style:column-width="13.903cm" style:rel-column-width="7882*"/>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uto" style:may-break-between-rows="true"/>
    </style:style>
    <style:style style:name="Table13.A" style:family="table-column">
      <style:table-column-properties style:column-width="3.096cm" style:rel-column-width="1755*"/>
    </style:style>
    <style:style style:name="Table13.B" style:family="table-column">
      <style:table-column-properties style:column-width="13.903cm" style:rel-column-width="7882*"/>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755*"/>
    </style:style>
    <style:style style:name="Table14.B" style:family="table-column">
      <style:table-column-properties style:column-width="13.903cm" style:rel-column-width="7882*"/>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P1" style:family="paragraph" style:parent-style-name="Code" style:master-page-name="">
      <style:paragraph-properties fo:margin-top="0cm" fo:margin-bottom="0cm" style:page-number="auto" fo:padding="0.049cm" fo:border="0.002cm solid #000000" style:shadow="none"/>
    </style:style>
    <style:style style:name="P2" style:family="paragraph" style:parent-style-name="Code">
      <style:paragraph-properties fo:margin-top="0cm" fo:margin-bottom="0cm" fo:padding="0.049cm" fo:border="0.002cm solid #000000" style:shadow="none"/>
    </style:style>
    <style:style style:name="P3" style:family="paragraph" style:parent-style-name="Code" style:master-page-name="">
      <style:paragraph-properties style:page-number="auto" fo:keep-with-next="always"/>
    </style:style>
    <style:style style:name="P4" style:family="paragraph" style:parent-style-name="Table_20_Contents">
      <style:text-properties fo:font-weight="bold" style:font-weight-asian="bold" style:font-weight-complex="bold"/>
    </style:style>
    <style:style style:name="P5" style:family="paragraph" style:parent-style-name="Table">
      <style:paragraph-properties fo:text-align="center" style:justify-single-word="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2">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list-style-name="L2">
      <style:text-properties fo:font-weight="normal" style:font-weight-asian="normal" style:font-weight-complex="normal"/>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paragraph-properties>
        <style:tab-stops>
          <style:tab-stop style:position="0.45cm"/>
        </style:tab-stops>
      </style:paragraph-properties>
    </style:style>
    <style:style style:name="P17" style:family="paragraph" style:parent-style-name="Text_20_body" style:list-style-name="L8">
      <style:paragraph-properties>
        <style:tab-stops>
          <style:tab-stop style:position="0.45cm"/>
        </style:tab-stops>
      </style:paragraph-properties>
    </style:style>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2" style:family="paragraph" style:parent-style-name="Text_20_body" style:list-style-name="L13"/>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master-page-name="">
      <style:paragraph-properties style:page-number="auto"/>
    </style:style>
    <style:style style:name="P26" style:family="paragraph" style:parent-style-name="Text_20_body" style:list-style-name="L11" style:master-page-name="">
      <style:paragraph-properties fo:margin-top="0cm" fo:margin-bottom="0cm" style:page-number="auto"/>
    </style:style>
    <style:style style:name="P27" style:family="paragraph" style:parent-style-name="Text_20_body" style:list-style-name="L11">
      <style:paragraph-properties fo:margin-top="0cm" fo:margin-bottom="0cm"/>
    </style:style>
    <style:style style:name="P28" style:family="paragraph" style:parent-style-name="Text_20_body" style:list-style-name="L12">
      <style:paragraph-properties fo:margin-top="0cm" fo:margin-bottom="0cm"/>
    </style:style>
    <style:style style:name="P29" style:family="paragraph" style:parent-style-name="Text_20_body" style:list-style-name="L17">
      <style:paragraph-properties fo:margin-top="0cm" fo:margin-bottom="0cm"/>
    </style:style>
    <style:style style:name="P30" style:family="paragraph" style:parent-style-name="Text_20_body" style:list-style-name="L17" style:master-page-name="">
      <style:paragraph-properties fo:margin-top="0cm" fo:margin-bottom="0cm" style:page-number="auto"/>
    </style:style>
    <style:style style:name="P31" style:family="paragraph" style:parent-style-name="Text_20_body" style:master-page-name="">
      <style:paragraph-properties style:page-number="auto" fo:keep-with-next="always"/>
    </style:style>
    <style:style style:name="P32" style:family="paragraph" style:parent-style-name="Text_20_body">
      <style:paragraph-properties fo:keep-with-next="always"/>
    </style:style>
    <style:style style:name="P33" style:family="paragraph" style:parent-style-name="Text_20_body" style:master-page-name="">
      <style:paragraph-properties style:page-number="auto" fo:keep-with-next="always"/>
    </style:style>
    <style:style style:name="P34" style:family="paragraph" style:parent-style-name="Code" style:master-page-name="">
      <style:paragraph-properties fo:keep-together="always" style:page-number="auto" fo:keep-with-next="always"/>
    </style:style>
    <style:style style:name="P35" style:family="paragraph" style:parent-style-name="Code">
      <style:paragraph-properties fo:keep-together="always" fo:keep-with-next="always"/>
    </style:style>
    <style:style style:name="P36" style:family="paragraph" style:parent-style-name="Table_20_Contents">
      <style:text-properties fo:font-weight="bold" style:font-weight-asian="bold" style:font-weight-complex="bold"/>
    </style:style>
    <style:style style:name="P37" style:family="paragraph" style:parent-style-name="Table_20_Contents">
      <style:text-properties fo:background-color="transparent"/>
    </style:style>
    <style:style style:name="P38" style:family="paragraph" style:parent-style-name="Table_20_Contents" style:list-style-name="L15"/>
    <style:style style:name="P39" style:family="paragraph" style:parent-style-name="Heading_20_1" style:master-page-name="">
      <style:paragraph-properties style:page-number="auto" fo:break-before="page"/>
    </style:style>
    <style:style style:name="P40" style:family="paragraph" style:parent-style-name="Heading_20_1" style:master-page-name="">
      <style:paragraph-properties style:page-number="auto" fo:break-before="page"/>
    </style:style>
    <style:style style:name="P41" style:family="paragraph" style:parent-style-name="Table">
      <style:paragraph-properties fo:text-align="center" style:justify-single-word="false"/>
    </style:style>
    <style:style style:name="P42" style:family="paragraph" style:parent-style-name="Preformatted_20_Text">
      <style:paragraph-properties fo:margin-top="0cm" fo:margin-bottom="0.499cm"/>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Jarvis</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Introduction<text:tab/>2</text:p>
          <text:p text:style-name="P44"><text:s/>2 Installation<text:tab/>3</text:p>
          <text:p text:style-name="P43"><text:s/>2.1 Unpacking<text:tab/>3</text:p>
          <text:p text:style-name="P43"><text:s/>2.2 Install Additional Perl Modules<text:tab/>3</text:p>
          <text:p text:style-name="P43"><text:s/>2.3 Web Server Configuration<text:tab/>3</text:p>
          <text:p text:style-name="P43"><text:s/>2.4 Relocating Jarvis<text:tab/>4</text:p>
          <text:p text:style-name="P43"><text:s/>2.5 Test<text:tab/>4</text:p>
          <text:p text:style-name="P44"><text:s/>3 Application Configuration File<text:tab/>5</text:p>
          <text:p text:style-name="P43"><text:s/>3.1 Introduction<text:tab/>5</text:p>
          <text:p text:style-name="P43"><text:s/>3.2 &lt;jarvis&gt;&lt;app&gt;<text:tab/>6</text:p>
          <text:p text:style-name="P43"><text:s/>3.3 Configuration: use_placeholders<text:tab/>7</text:p>
          <text:p text:style-name="P43"><text:s/>3.4 Configuration: format<text:tab/>7</text:p>
          <text:p text:style-name="P43"><text:s/>3.5 Configuration: debug<text:tab/>7</text:p>
          <text:p text:style-name="P43"><text:s/>3.6 Configuration: page_limit_param, page_start_param<text:tab/>7</text:p>
          <text:p text:style-name="P43"><text:s/>3.7 Configuration: sort_field_param, sort_dir_param<text:tab/>8</text:p>
          <text:p text:style-name="P43"><text:s/>3.8 Configuration: dataset_dir<text:tab/>8</text:p>
          <text:p text:style-name="P43"><text:s/>3.9 Configuration: stop_on_error, rollback_on_error<text:tab/>8</text:p>
          <text:p text:style-name="P43"><text:s/>3.10 Configuration: login<text:tab/>9</text:p>
          <text:p text:style-name="P43"><text:s/>3.11 Configuration: database<text:tab/>9</text:p>
          <text:p text:style-name="P43"><text:s/>3.12 Configuration: sessiondb<text:tab/>9</text:p>
          <text:p text:style-name="P43"><text:s/>3.13 Configuration: exec<text:tab/>10</text:p>
          <text:p text:style-name="P43"><text:s/>3.14 Configuration: plugin<text:tab/>11</text:p>
          <text:p text:style-name="P43"><text:s/>3.15 Configuration: habitat<text:tab/>11</text:p>
          <text:p text:style-name="P44"><text:s/>4 Login Module Configuration<text:tab/>12</text:p>
          <text:p text:style-name="P43"><text:s/>4.1 Standard Modules<text:tab/>12</text:p>
          <text:p text:style-name="P43"><text:s/>4.2 Active Directory Login<text:tab/>12</text:p>
          <text:p text:style-name="P43"><text:s/>4.3 Basic Auth Login<text:tab/>13</text:p>
          <text:p text:style-name="P43"><text:s/>4.4 Database Login<text:tab/>14</text:p>
          <text:p text:style-name="P43"><text:s/>4.5 None Login<text:tab/>14</text:p>
          <text:p text:style-name="P44"><text:s/>5 Dataset Basics &amp; Special Datasets<text:tab/>15</text:p>
          <text:p text:style-name="P43"><text:s/>5.1 Jarvis URLs<text:tab/>15</text:p>
          <text:p text:style-name="P43"><text:s/>5.2 The __status Dataset<text:tab/>15</text:p>
          <text:p text:style-name="P43"><text:s/>5.3 The __habitat Dataset<text:tab/>16</text:p>
          <text:p text:style-name="P43"><text:s/>5.4 The __logout Dataset<text:tab/>17</text:p>
          <text:p text:style-name="P44"><text:s/>6 Logging-In to Jarvis<text:tab/>18</text:p>
          <text:p text:style-name="P43"><text:s/>6.1 Jarvis URLs<text:tab/>18</text:p>
          <text:p text:style-name="P44"><text:s/>7 TBD<text:tab/>19</text:p>
          <text:p text:style-name="P43"><text:s/>7.1 Misc Notes<text:tab/>19</text:p>
        </text:index-body>
      </text:table-of-content>
      <text:p text:style-name="Text_20_body"/>
      <text:h text:style-name="Heading_20_1" text:outline-level="1">Introduction</text:h>
      <text:p text:style-name="Text_20_body">Jarvis is “helper glue”. <text:s/>It is designed to bridge the gap between your web-apps and your back-end database.</text:p>
      <text:list xml:id="list1144716280" text:style-name="L1">
        <text:list-item>
          <text:p text:style-name="P6">Rich Internet Application. <text:s/>Ajax (XML or JSON) requests and responses.</text:p>
        </text:list-item>
        <text:list-item>
          <text:p text:style-name="P6">&lt;Disconnect&gt;</text:p>
        </text:list-item>
        <text:list-item>
          <text:p text:style-name="P6">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749823581" text:style-name="L2">
        <text:list-item>
          <text:p text:style-name="P8">Secure: </text:p>
          <text:list>
            <text:list-item>
              <text:p text:style-name="P7">Jarvis can run over https. <text:s/></text:p>
            </text:list-item>
            <text:list-item>
              <text:p text:style-name="P7">Jarvis uses single-login and CGI cookies to maintain authenticated sessions. <text:s/></text:p>
            </text:list-item>
            <text:list-item>
              <text:p text:style-name="P7">Jarvis uses parameterized statements to prevent against SQL injection. </text:p>
            </text:list-item>
            <text:list-item>
              <text:p text:style-name="P7">Jarvis provides group-based access control.</text:p>
            </text:list-item>
          </text:list>
        </text:list-item>
        <text:list-item>
          <text:p text:style-name="P8">Extensible:</text:p>
          <text:list>
            <text:list-item>
              <text:p text:style-name="P10">Jarvis provides independent “datasets”, defined as simple XML files containing SQL.</text:p>
            </text:list-item>
            <text:list-item>
              <text:p text:style-name="P10">Jarvis provides configurable “Exec” extensions (e.g. running Jasper reports).</text:p>
            </text:list-item>
            <text:list-item>
              <text:p text:style-name="P10">Jarvis provides a mechanism for adding custom Perl modules.</text:p>
            </text:list-item>
          </text:list>
        </text:list-item>
        <text:list-item>
          <text:p text:style-name="P8">Standards-Based:</text:p>
          <text:list>
            <text:list-item>
              <text:p text:style-name="P10">Jarvis is based on XML, JSON, http/s and REST.</text:p>
            </text:list-item>
          </text:list>
        </text:list-item>
        <text:list-item>
          <text:p text:style-name="P8">Reasonably Efficient:</text:p>
          <text:list>
            <text:list-item>
              <text:p text:style-name="P10">Jarvis is “plenty fast enough”. <text:s/></text:p>
            </text:list-item>
            <text:list-item>
              <text:p text:style-name="P10">Jarvis written in a scripted language as many back end services are.</text:p>
            </text:list-item>
            <text:list-item>
              <text:p text:style-name="P10">Jarvis doesn't cache database connections. <text:s/>This may be a future enhancement.</text:p>
            </text:list-item>
          </text:list>
        </text:list-item>
      </text:list>
      <text:p text:style-name="P9">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p text:style-name="Text_20_body"/>
      <text:p text:style-name="Text_20_body"/>
      <text:h text:style-name="P39"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4">Path</text:p>
          </table:table-cell>
          <table:table-cell table:style-name="Table1.B1" office:value-type="string">
            <text:p text:style-name="P4">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1">sudo apt-get install libcgi-session-perl</text:p>
      <text:p text:style-name="P2">sudo apt-get install libxml-smart-perl</text:p>
      <text:p text:style-name="P2">sudo apt-get install libjson-perl</text:p>
      <text:p text:style-name="P2">sudu apt-get install libtext-csv-perl</text:p>
      <text:p text:style-name="P2">sudu apt-get install libio-string-perl</text:p>
      <text:p text:style-name="P2">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3">ScriptAlias /jarvis-bin/ "/opt/jarvis/cgi-bin/"</text:p>
      <text:p text:style-name="Code">Alias /jarvis/ "/opt/jarvis/htdocs/"</text:p>
      <text:p text:style-name="Text_20_body"/>
      <text:p text:style-name="Text_20_body">These lines are contain in /opt/jarvis/docs/jarvis-apache. <text:s/>The simplest approach is to copy this file <text:soft-page-break/>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167365117" text:style-name="L3">
        <text:list-item>
          <text:p text:style-name="P11"><text:span text:style-name="T1">Apache Configuration</text:span> – ScriptAlias and Alias lines</text:p>
        </text:list-item>
        <text:list-item>
          <text:p text:style-name="P11"><text:span text:style-name="T1">jarvis.pl</text:span> – use lib "/opt/jarvis/lib";</text:p>
        </text:list-item>
        <text:list-item>
          <text:p text:style-name="P11"><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39"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291704810" text:style-name="L4">
        <text:list-item>
          <text:p text:style-name="P12">The database connection.</text:p>
        </text:list-item>
        <text:list-item>
          <text:p text:style-name="P12">The username/group list.</text:p>
        </text:list-item>
        <text:list-item>
          <text:p text:style-name="P12">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use_placeholders="yes"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stop_on_error&gt;yes&lt;/stop_on_error&gt;</text:p>
      <text:p text:style-name="Code"><text:s text:c="8"/>&lt;rollback_on_error&gt;yes&lt;/rollback_on_error&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 text:c="12"/>lib="/var/www/jarvis/plugin" </text:p>
      <text:p text:style-name="Code"><text:s text:c="12"/>module="Test::ExportToCsv" add_headers="yes"/&gt;</text:p>
      <text:p text:style-name="Code"><text:s text:c="4"/>&lt;/app&gt;</text:p>
      <text:p text:style-name="Code">&lt;/jarvis&gt;</text:p>
      <text:p text:style-name="Text_20_body"><text:soft-page-break/></text:p>
      <text:p text:style-name="Text_20_body">Each of these will be discussed in detail.</text:p>
      <text:h text:style-name="Heading_20_2" text:outline-level="2">&lt;jarvis&gt;&lt;app&gt;</text:h>
      <text:p text:style-name="Text_20_body">All configuration is currently contained with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r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Attribute</text:p>
            </table:table-cell>
            <table:table-cell table:style-name="Table2.A1" office:value-type="string">
              <text:p text:style-name="P4">Default</text:p>
            </table:table-cell>
            <table:table-cell table:style-name="Table2.C1" office:value-type="string">
              <text:p text:style-name="P4">Notes</text:p>
            </table:table-cell>
          </table:table-row>
        </table:table-header-rows>
        <table:table-row table:style-name="Table2.1">
          <table:table-cell table:style-name="Table2.A2" office:value-type="string">
            <text:p text:style-name="Table_20_Contents">use_placeholders</text:p>
          </table:table-cell>
          <table:table-cell table:style-name="Table2.A2" office:value-type="string">
            <text:p text:style-name="Table_20_Contents">yes</text:p>
          </table:table-cell>
          <table:table-cell table:style-name="Table2.C2" office:value-type="string">
            <text:p text:style-name="Table_20_Contents">Should we use “?” placeholder variables in our SQL statements (more secure) or use textual substitution.</text:p>
            <text:p text:style-name="Table_20_Contents"/>
            <text:p text:style-name="Table_20_Contents">Note that not all DBI drivers support placeholder variables.</text:p>
          </table:table-cell>
        </table:table-row>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stop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stop processing subsequent rows when one row fails.</text:p>
          </table:table-cell>
        </table:table-row>
        <table:table-row table:style-name="Table2.1">
          <table:table-cell table:style-name="Table2.A2" office:value-type="string">
            <text:p text:style-name="Table_20_Contents">rollback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rollback all updates when one row fails.</text:p>
          </table:table-cell>
        </table:table-row>
        <text:soft-page-break/>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po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5">Table <text:sequence text:ref-name="refTable0" text:name="Table" text:formula="ooow:Table+1" style:num-format="1">1</text:sequence>: &lt;jarvis&gt;&lt;app&gt; Attributes</text:p>
      <text:h text:style-name="Heading_20_2" text:outline-level="2">Configuration: use_placeholders</text:h>
      <text:p text:style-name="Text_20_body">This is a boolean parameter. <text:s/>When enabled, Jarvis will use “?” to generate prepared statements and will execute the prepared statements passing separate parameters. <text:s/>This has two advantages:</text:p>
      <text:list xml:id="list904543117" text:style-name="L5">
        <text:list-item>
          <text:p text:style-name="P13">Improved performance for array inserts. <text:s/>The overhead of preparing the statement is only required once.</text:p>
        </text:list-item>
        <text:list-item>
          <text:p text:style-name="P13">Improved security in some cases. </text:p>
        </text:list-item>
      </text:list>
      <text:p text:style-name="Text_20_body">If the parameter is false, then Jarvis will textually substitute user-supplied parameters into the SQL and will re-prepare the statement for every row in an update. <text:s/>The textual substitution is performed by escaping quote characters in a fashion which is believed to be safe in all cases. <text:s/>However, every database is different, and it is not possible to guarantee that every database will be completely invulnerable to SQL injection if use_placeholders is disabled.</text:p>
      <text:p text:style-name="Text_20_body">You should always enable use_placeholders when possible. <text:s/>Unfortunately the Sybase DBI driver commonly used for SQL Server does not support placeholders.</text:p>
      <text:h text:style-name="Heading_20_2" text:outline-level="2">Configuration: format</text:h>
      <text:p text:style-name="Text_20_body">This determines the default returned format. <text:s/>Specify “json”, “xml” or “csv”. </text:p>
      <text:list xml:id="list1954513121" text:style-name="L6">
        <text:list-item>
          <text:p text:style-name="P14">This may be over-ridden a per-request basis with the CGI parameter “format”.</text:p>
        </text:list-item>
        <text:list-item>
          <text:p text:style-name="P14">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948390146" text:style-name="L7">
        <text:list-item>
          <text:p text:style-name="P15">Extract ALL records from the database query.</text:p>
        </text:list-item>
        <text:list-item>
          <text:p text:style-name="P15">Slice out and return only those rows specified by the page parameters. <text:s/>E.g start = 50, limit = 25 means return rows with zero-based indxes 50-74.</text:p>
        </text:list-item>
        <text:list-item>
          <text:p text:style-name="P15">Return “fetched” as the total number of all rows read from the database query.</text:p>
        </text:list-item>
        <text:list-item>
          <text:p text:style-name="P15">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299610961" text:continue-numbering="true" text:style-name="L7">
        <text:list-item>
          <text:p text:style-name="P15">Extract ALL records from the database query in the default query sort order.</text:p>
        </text:list-item>
        <text:list-item>
          <text:p text:style-name="P15">Use Perl “cmp” alphabetical sorting either ascending or descending.</text:p>
        </text:list-item>
        <text:list-item>
          <text:p text:style-name="P15">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y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ant location.</text:p>
      <text:h text:style-name="Heading_20_2" text:outline-level="2"><text:soft-page-break/>Configuration: stop_on_error, rollback_on_error</text:h>
      <text:p text:style-name="Text_20_body">These parameters define the behavior of the store action in the case that multiple rows are given for modification (insert, update or delete) but one of the rows fails. <text:s/></text:p>
      <text:p text:style-name="Text_20_body">The names of the parameters should be self-explanatory. <text:s/>Both are “yes” by default. <text:s/>It seems rare that you would configure stop_on_error = “yes” with rollback_on_error = “no”, however there is nothing to stop you from doing this.</text:p>
      <text:p text:style-name="Text_20_body">Currently these parameters may only be set on an application-wide basis. <text:s/>It is likely in future that this mechanism might be extended to allow datasets to override these parameters, or even individual requests to override this behaviour.</text:p>
      <text:h text:style-name="Heading_20_2" text:outline-level="2">Configuration: login</text:h>
      <text:p text:style-name="P16">Every application must have a login module defined. <text:s/>Currently Jarvis offers four standard login modules:</text:p>
      <text:list xml:id="list1161872841" text:style-name="L8">
        <text:list-item>
          <text:p text:style-name="P17">None – user is always logged in.</text:p>
        </text:list-item>
        <text:list-item>
          <text:p text:style-name="P17">Database – the username and passwords are stored in the database.</text:p>
        </text:list-item>
        <text:list-item>
          <text:p text:style-name="P17">ActiveDirectory – the usernames and passwords are checked against an Microsoft ActiveDirectory server. <text:s/>It is likely that one day this will be copied and modified to add support for standard LDAP, which is very similar.</text:p>
        </text:list-item>
        <text:list-item>
          <text:p text:style-name="P17">BasicAuth – Apache basic authentication is configured, and we will trust it. <text:s/>This may include FakeBasicAuth which allows Apache to verify client SSL certificates on our behalf.</text:p>
        </text:list-item>
      </text:list>
      <text:p text:style-name="P16">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4">Attribute</text:p>
            </table:table-cell>
            <table:table-cell table:style-name="Table3.A1" office:value-type="string">
              <text:p text:style-name="P4">Default</text:p>
            </table:table-cell>
            <table:table-cell table:style-name="Table3.C1" office:value-type="string">
              <text:p text:style-name="P4">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5">Table <text:sequence text:ref-name="refTable1" text:name="Table" text:formula="ooow:Table+1" style:num-format="1">2</text:sequence>: Database Configuration Attributes</text:p>
      <text:p text:style-name="Text_20_body">See the DBI man pages for information on the connection string. <text:s/>But common examples are:</text:p>
      <text:list xml:id="list584309983" text:style-name="L10">
        <text:list-item>
          <text:p text:style-name="P18">dbi:Pg:&lt;database-handle&gt; (Postgres)</text:p>
        </text:list-item>
        <text:list-item>
          <text:p text:style-name="P18">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Attribute</text:p>
          </table:table-cell>
          <table:table-cell table:style-name="Table4.A1" office:value-type="string">
            <text:p text:style-name="P4">Default</text:p>
          </table:table-cell>
          <table:table-cell table:style-name="Table4.C1" office:value-type="string">
            <text:p text:style-name="P4">Notes</text:p>
          </table:table-cell>
        </table:table-row>
        <text:soft-page-break/>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5">Table <text:sequence text:ref-name="refTable2" text:name="Table" text:formula="ooow:Table+1" style:num-format="1">3</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Name</text:p>
            </table:table-cell>
            <table:table-cell table:style-name="Table5.A1" office:value-type="string">
              <text:p text:style-name="P4">Default</text:p>
            </table:table-cell>
            <table:table-cell table:style-name="Table5.C1" office:value-type="string">
              <text:p text:style-name="P4">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5">Table <text:sequence text:ref-name="refTable3" text:name="Table" text:formula="ooow:Table+1" style:num-format="1">4</text:sequence>: Session DB File Driver Parameters</text:p>
      <text:h text:style-name="Heading_20_2" text:outline-level="2">Configuration: exec</text:h>
      <text:p text:style-name="Text_20_body">An “exec” configuration defines a “special dataset” which is fetched by spawning a sub-process. <text:s/>None or more “exec” configurations may be defined. <text:s/>Each should have a unique dataset name which also does not conflict with any regular datasets and which does not conflict with any of the predefined built-in special dataset names (e.g. '__status', '__habitat' and '__logout') or any plugin dataset.</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Attribute</text:p>
          </table:table-cell>
          <table:table-cell table:style-name="Table6.A1" office:value-type="string">
            <text:p text:style-name="P4">Default</text:p>
          </table:table-cell>
          <table:table-cell table:style-name="Table6.C1" office:value-type="string">
            <text:p text:style-name="P4">Notes</text:p>
          </table:table-cell>
        </table:table-row>
        <table:table-row table:style-name="Table6.1">
          <table:table-cell table:style-name="Table6.A2" office:value-type="string">
            <text:p text:style-name="P37">dataset</text:p>
          </table:table-cell>
          <table:table-cell table:style-name="Table6.A2" office:value-type="string">
            <text:p text:style-name="P37">&lt;none&gt;</text:p>
          </table:table-cell>
          <table:table-cell table:style-name="Table6.C2" office:value-type="string">
            <text:p text:style-name="P37">Dataset name which is to be interpreted as an “Exec” rather than a regular dataset. <text:s/>Mandatory parameter.</text:p>
          </table:table-cell>
        </table:table-row>
        <table:table-row table:style-name="Table6.1">
          <table:table-cell table:style-name="Table6.A2" office:value-type="string">
            <text:p text:style-name="P37">access</text:p>
          </table:table-cell>
          <table:table-cell table:style-name="Table6.A2" office:value-type="string">
            <text:p text:style-name="P37">&lt;none&gt;</text:p>
          </table:table-cell>
          <table:table-cell table:style-name="Table6.C2" office:value-type="string">
            <text:p text:style-name="P37">This is the group name that the logged-in user must belong to before they can access this Exec. <text:s/>Must be defined and non-empty. <text:s/>Specify “*” to indicated any logged-in group, or “**” to specify that anybody may access this Exec, even without login.</text:p>
          </table:table-cell>
        </table:table-row>
        <table:table-row table:style-name="Table6.1">
          <table:table-cell table:style-name="Table6.A2" office:value-type="string">
            <text:p text:style-name="P37">command</text:p>
          </table:table-cell>
          <table:table-cell table:style-name="Table6.A2" office:value-type="string">
            <text:p text:style-name="P37">&lt;none&gt;</text:p>
          </table:table-cell>
          <table:table-cell table:style-name="Table6.C2" office:value-type="string">
            <text:p text:style-name="P37">This is the command line to be executed. <text:s/>Mandatory parameter.</text:p>
          </table:table-cell>
        </table:table-row>
        <table:table-row table:style-name="Table6.1">
          <table:table-cell table:style-name="Table6.A2" office:value-type="string">
            <text:p text:style-name="P37">add_headers</text:p>
          </table:table-cell>
          <table:table-cell table:style-name="Table6.A2" office:value-type="string">
            <text:p text:style-name="P37">no</text:p>
          </table:table-cell>
          <table:table-cell table:style-name="Table6.C2" office:value-type="string">
            <text:p text:style-name="P37">If yes, Jarvis will add Cookie, Content-Type and Content-Disposition headers to the response. <text:s/>Otherwise the exec command is entirely responsible for printing ALL headers.</text:p>
          </table:table-cell>
        </table:table-row>
        <table:table-row table:style-name="Table6.1">
          <table:table-cell table:style-name="Table6.A2" office:value-type="string">
            <text:p text:style-name="P37">filename_parameter</text:p>
          </table:table-cell>
          <table:table-cell table:style-name="Table6.A2" office:value-type="string">
            <text:p text:style-name="P37">&lt;none&gt;</text:p>
          </table:table-cell>
          <table:table-cell table:style-name="Table6.C2" office:value-type="string">
            <text:p text:style-name="P37">Only used if add_headers is “yes”. <text:s/>We expect a CGI parameter of this name to be present and to contain the returned filename.</text:p>
          </table:table-cell>
        </table:table-row>
        <text:soft-page-break/>
        <table:table-row table:style-name="Table6.1">
          <table:table-cell table:style-name="Table6.A2" office:value-type="string">
            <text:p text:style-name="P37">default_filename</text:p>
          </table:table-cell>
          <table:table-cell table:style-name="Table6.A2" office:value-type="string">
            <text:p text:style-name="P37">&lt;none&gt;</text:p>
          </table:table-cell>
          <table:table-cell table:style-name="Table6.C2" office:value-type="string">
            <text:p text:style-name="P37">Only used if add_headers is “yes”. <text:s/>Default filename to use if no filename_parameter is defined or if the CGI parameter named by filename_parameter is not present.</text:p>
          </table:table-cell>
        </table:table-row>
      </table:table>
      <text:p text:style-name="P5">Table <text:sequence text:ref-name="refTable4" text:name="Table" text:formula="ooow:Table+1" style:num-format="1">5</text:sequence>: Exec Configuration Attributes</text:p>
      <text:p text:style-name="Text_20_body">See the separate section on “Exec” requests for further details.</text:p>
      <text:h text:style-name="Heading_20_2" text:outline-level="2">Configuration: plugin</text:h>
      <text:p text:style-name="Text_20_body">A “plugin” configuration defines a “special dataset” which is fetched by run-time loading the specified Perl module (.pm) file and invoking the ::do method with a fixed parameter set. <text:s/>None or more “plugin” configurations may be defined. <text:s/>Each should have a unique dataset name which also does not conflict with any regular datasets and which does not conflict with any of the predefined built-in special dataset names (e.g. '__status', '__habitat' and '__logout') or any exec dataset.</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4">Attribute</text:p>
            </table:table-cell>
            <table:table-cell table:style-name="Table7.A1" office:value-type="string">
              <text:p text:style-name="P4">Default</text:p>
            </table:table-cell>
            <table:table-cell table:style-name="Table7.C1" office:value-type="string">
              <text:p text:style-name="P4">Notes</text:p>
            </table:table-cell>
          </table:table-row>
        </table:table-header-rows>
        <table:table-row table:style-name="Table7.1">
          <table:table-cell table:style-name="Table7.A2" office:value-type="string">
            <text:p text:style-name="P37">dataset</text:p>
          </table:table-cell>
          <table:table-cell table:style-name="Table7.A2" office:value-type="string">
            <text:p text:style-name="P37">&lt;none&gt;</text:p>
          </table:table-cell>
          <table:table-cell table:style-name="Table7.C2" office:value-type="string">
            <text:p text:style-name="P37">Dataset name which is to be interpreted as an “Exec” rather than a regular dataset. <text:s/>Mandatory parameter.</text:p>
          </table:table-cell>
        </table:table-row>
        <table:table-row table:style-name="Table7.1">
          <table:table-cell table:style-name="Table7.A2" office:value-type="string">
            <text:p text:style-name="P37">access</text:p>
          </table:table-cell>
          <table:table-cell table:style-name="Table7.A2" office:value-type="string">
            <text:p text:style-name="P37">&lt;none&gt;</text:p>
          </table:table-cell>
          <table:table-cell table:style-name="Table7.C2" office:value-type="string">
            <text:p text:style-name="P37">This is the group name that the logged-in user must belong to before they can access this Exec. <text:s/>Must be defined and non-empty. <text:s/>Specify “*” to indicated any logged-in group, or “**” to specify that anybody may access this Exec, even without login.</text:p>
          </table:table-cell>
        </table:table-row>
        <table:table-row table:style-name="Table7.1">
          <table:table-cell table:style-name="Table7.A2" office:value-type="string">
            <text:p text:style-name="P37">lib</text:p>
          </table:table-cell>
          <table:table-cell table:style-name="Table7.A2" office:value-type="string">
            <text:p text:style-name="P37">&lt;none&gt;</text:p>
          </table:table-cell>
          <table:table-cell table:style-name="Table7.C2" office:value-type="string">
            <text:p text:style-name="P37">This is an additional directory to be optionally added to the @INC path when loading this module.</text:p>
          </table:table-cell>
        </table:table-row>
        <table:table-row table:style-name="Table7.1">
          <table:table-cell table:style-name="Table7.A2" office:value-type="string">
            <text:p text:style-name="P37">module</text:p>
          </table:table-cell>
          <table:table-cell table:style-name="Table7.A2" office:value-type="string">
            <text:p text:style-name="P37">&lt;none&gt;</text:p>
          </table:table-cell>
          <table:table-cell table:style-name="Table7.C2" office:value-type="string">
            <text:p text:style-name="P37">This is the Perl module name with subdirectories separated by '::' and ending in '.pm'.</text:p>
          </table:table-cell>
        </table:table-row>
        <table:table-row table:style-name="Table7.1">
          <table:table-cell table:style-name="Table7.A2" office:value-type="string">
            <text:p text:style-name="P37">add_headers</text:p>
          </table:table-cell>
          <table:table-cell table:style-name="Table7.A2" office:value-type="string">
            <text:p text:style-name="P37">no</text:p>
          </table:table-cell>
          <table:table-cell table:style-name="Table7.C2" office:value-type="string">
            <text:p text:style-name="P37">If yes, Jarvis will add Cookie, Content-Type and Content-Disposition headers to the response. <text:s/>Otherwise the plugin module is entirely responsible for printing ALL headers.</text:p>
          </table:table-cell>
        </table:table-row>
        <table:table-row table:style-name="Table7.1">
          <table:table-cell table:style-name="Table7.A2" office:value-type="string">
            <text:p text:style-name="P37">filename_parameter</text:p>
          </table:table-cell>
          <table:table-cell table:style-name="Table7.A2" office:value-type="string">
            <text:p text:style-name="P37">&lt;none&gt;</text:p>
          </table:table-cell>
          <table:table-cell table:style-name="Table7.C2" office:value-type="string">
            <text:p text:style-name="P37">Only used if add_headers is “yes”. <text:s/>We expect a CGI parameter of this name to be present and to contain the returned filename.</text:p>
          </table:table-cell>
        </table:table-row>
        <table:table-row table:style-name="Table7.1">
          <table:table-cell table:style-name="Table7.A2" office:value-type="string">
            <text:p text:style-name="P37">default_filename</text:p>
          </table:table-cell>
          <table:table-cell table:style-name="Table7.A2" office:value-type="string">
            <text:p text:style-name="P37">&lt;none&gt;</text:p>
          </table:table-cell>
          <table:table-cell table:style-name="Table7.C2" office:value-type="string">
            <text:p text:style-name="P37">Only used if add_headers is “yes”. <text:s/>Default filename to use if no filename_parameter is defined or if the CGI parameter named by filename_parameter is not present.</text:p>
          </table:table-cell>
        </table:table-row>
      </table:table>
      <text:p text:style-name="P5">Table <text:sequence text:ref-name="refTable5" text:name="Table" text:formula="ooow:Table+1" style:num-format="1">6</text:sequence>: Exec Configuration Attributes</text:p>
      <text:p text:style-name="Text_20_body">See the separate section on “Plugin” request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39" text:outline-level="1">Login Module Configuration</text:h>
      <text:h text:style-name="Heading_20_2" text:outline-level="2">Standard Modules</text:h>
      <text:p text:style-name="Text_20_body">Jarvis uses a pluggable login module mechanism. <text:s/>The individual login modules are contained in:</text:p>
      <text:p text:style-name="Code">/opt/jarvis/lib/Jarvis/Login</text:p>
      <text:p text:style-name="Text_20_body"/>
      <text:p text:style-name="Text_20_body">The existing modules are:</text:p>
      <text:list xml:id="list1455297557" text:style-name="L11">
        <text:list-item>
          <text:p text:style-name="P26">ActiveDirectory.pm</text:p>
        </text:list-item>
        <text:list-item>
          <text:p text:style-name="P27">BasicAuth.pm</text:p>
        </text:list-item>
        <text:list-item>
          <text:p text:style-name="P27">Database.pm</text:p>
        </text:list-item>
        <text:list-item>
          <text:p text:style-name="P19">None.pm</text:p>
        </text:list-item>
      </text:list>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4">Attribute</text:p>
            </table:table-cell>
            <table:table-cell table:style-name="Table8.A1" office:value-type="string">
              <text:p text:style-name="P4">Default</text:p>
            </table:table-cell>
            <table:table-cell table:style-name="Table8.C1" office:value-type="string">
              <text:p text:style-name="P4">Notes</text:p>
            </table:table-cell>
          </table:table-row>
        </table:table-header-rows>
        <table:table-row table:style-name="Table8.1">
          <table:table-cell table:style-name="Table8.A2" office:value-type="string">
            <text:p text:style-name="P37">server</text:p>
          </table:table-cell>
          <table:table-cell table:style-name="Table8.A2" office:value-type="string">
            <text:p text:style-name="P37">&lt;none&gt;</text:p>
          </table:table-cell>
          <table:table-cell table:style-name="Table8.C2" office:value-type="string">
            <text:p text:style-name="P37">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37">port</text:p>
          </table:table-cell>
          <table:table-cell table:style-name="Table8.A2" office:value-type="string">
            <text:p text:style-name="P37">389</text:p>
          </table:table-cell>
          <table:table-cell table:style-name="Table8.C2" office:value-type="string">
            <text:p text:style-name="P37">IP port number.</text:p>
          </table:table-cell>
        </table:table-row>
        <table:table-row table:style-name="Table8.1">
          <table:table-cell table:style-name="Table8.A2" office:value-type="string">
            <text:p text:style-name="P37">bind_username</text:p>
          </table:table-cell>
          <table:table-cell table:style-name="Table8.A2" office:value-type="string">
            <text:p text:style-name="P37">''</text:p>
          </table:table-cell>
          <table:table-cell table:style-name="Table8.C2" office:value-type="string">
            <text:p text:style-name="P37">The username to be specified at the bind attempt.</text:p>
          </table:table-cell>
        </table:table-row>
        <table:table-row table:style-name="Table8.1">
          <table:table-cell table:style-name="Table8.A2" office:value-type="string">
            <text:p text:style-name="P37">bind_password</text:p>
          </table:table-cell>
          <table:table-cell table:style-name="Table8.A2" office:value-type="string">
            <text:p text:style-name="P37">''</text:p>
          </table:table-cell>
          <table:table-cell table:style-name="Table8.C2" office:value-type="string">
            <text:p text:style-name="P37">The password to be specified at the bind attempt.</text:p>
          </table:table-cell>
        </table:table-row>
        <table:table-row table:style-name="Table8.1">
          <table:table-cell table:style-name="Table8.A2" office:value-type="string">
            <text:p text:style-name="P37">base_object</text:p>
          </table:table-cell>
          <table:table-cell table:style-name="Table8.A2" office:value-type="string">
            <text:p text:style-name="P37">&lt;none&gt;</text:p>
          </table:table-cell>
          <table:table-cell table:style-name="Table8.C2" office:value-type="string">
            <text:p text:style-name="P37">The base object to be specified in the ActiveDirectory (LDAP) search request. <text:s/>Mandatory.</text:p>
          </table:table-cell>
        </table:table-row>
      </table:table>
      <text:p text:style-name="P5">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text:soft-page-break/>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Attribute</text:p>
            </table:table-cell>
            <table:table-cell table:style-name="Table9.A1" office:value-type="string">
              <text:p text:style-name="P4">Default</text:p>
            </table:table-cell>
            <table:table-cell table:style-name="Table9.C1" office:value-type="string">
              <text:p text:style-name="P4">Notes</text:p>
            </table:table-cell>
          </table:table-row>
        </table:table-header-rows>
        <table:table-row table:style-name="Table9.1">
          <table:table-cell table:style-name="Table9.A2" office:value-type="string">
            <text:p text:style-name="P37">require_https</text:p>
          </table:table-cell>
          <table:table-cell table:style-name="Table9.A2" office:value-type="string">
            <text:p text:style-name="P37">no</text:p>
          </table:table-cell>
          <table:table-cell table:style-name="Table9.C2" office:value-type="string">
            <text:p text:style-name="P37">If “yes” then we require the connection to be HTTPS not HTTP.</text:p>
          </table:table-cell>
        </table:table-row>
        <table:table-row table:style-name="Table9.1">
          <table:table-cell table:style-name="Table9.A2" office:value-type="string">
            <text:p text:style-name="P37">remote_ip</text:p>
          </table:table-cell>
          <table:table-cell table:style-name="Table9.A2" office:value-type="string">
            <text:p text:style-name="P37">&lt;none&gt;</text:p>
          </table:table-cell>
          <table:table-cell table:style-name="Table9.C2" office:value-type="string">
            <text:p text:style-name="P37">If specified, this must be an exact match on the user's IP address.</text:p>
          </table:table-cell>
        </table:table-row>
        <table:table-row table:style-name="Table9.1">
          <table:table-cell table:style-name="Table9.A2" office:value-type="string">
            <text:p text:style-name="P37">remote_user</text:p>
          </table:table-cell>
          <table:table-cell table:style-name="Table9.A2" office:value-type="string">
            <text:p text:style-name="P37">&lt;none&gt;</text:p>
          </table:table-cell>
          <table:table-cell table:style-name="Table9.C2" office:value-type="string">
            <text:p text:style-name="P37">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37">username</text:p>
          </table:table-cell>
          <table:table-cell table:style-name="Table9.A2" office:value-type="string">
            <text:p text:style-name="P37">&lt;none&gt;</text:p>
          </table:table-cell>
          <table:table-cell table:style-name="Table9.C2" office:value-type="string">
            <text:p text:style-name="P37">This is the Jarvis username which the user will be granted. <text:s/>If not specified, then the name passed from Apache BasicAuth will be used as the Jarvis username.</text:p>
          </table:table-cell>
        </table:table-row>
        <table:table-row table:style-name="Table9.1">
          <table:table-cell table:style-name="Table9.A2" office:value-type="string">
            <text:p text:style-name="P37">group_list</text:p>
          </table:table-cell>
          <table:table-cell table:style-name="Table9.A2" office:value-type="string">
            <text:p text:style-name="P37">&lt;none&gt;</text:p>
          </table:table-cell>
          <table:table-cell table:style-name="Table9.C2" office:value-type="string">
            <text:p text:style-name="P37">This is the comma-separated Jarvis group list to grant to this user. <text:s/>If not specified, then a single group with name identical to the assigned Jarvis username will be used.</text:p>
          </table:table-cell>
        </table:table-row>
      </table:table>
      <text:p text:style-name="P5">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ed Name is permitted, exactly as given. <text:s/>Note that Apache's FakeBasicAuth uses slashes instead of commas when deriving the DN. <text:s/>This matches what is configure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text:p>
      <text:p text:style-name="Text_20_body">Example configuration is:</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4">Attribute</text:p>
            </table:table-cell>
            <table:table-cell table:style-name="Table10.A1" office:value-type="string">
              <text:p text:style-name="P4">Default</text:p>
            </table:table-cell>
            <table:table-cell table:style-name="Table10.C1" office:value-type="string">
              <text:p text:style-name="P4">Notes</text:p>
            </table:table-cell>
          </table:table-row>
        </table:table-header-rows>
        <table:table-row table:style-name="Table10.1">
          <table:table-cell table:style-name="Table10.A2" office:value-type="string">
            <text:p text:style-name="P37">user_table</text:p>
          </table:table-cell>
          <table:table-cell table:style-name="Table10.A2" office:value-type="string">
            <text:p text:style-name="P37">&lt;none&gt;</text:p>
          </table:table-cell>
          <table:table-cell table:style-name="Table10.C2" office:value-type="string">
            <text:p text:style-name="P37">Name of the database table containing username and password columns. <text:s/>Mandatory.</text:p>
          </table:table-cell>
        </table:table-row>
        <table:table-row table:style-name="Table10.1">
          <table:table-cell table:style-name="Table10.A2" office:value-type="string">
            <text:p text:style-name="P37">user_username</text:p>
          </table:table-cell>
          <table:table-cell table:style-name="Table10.A2" office:value-type="string">
            <text:p text:style-name="P37">&lt;none&gt;</text:p>
          </table:table-cell>
          <table:table-cell table:style-name="Table10.C2" office:value-type="string">
            <text:p text:style-name="P37">Name of the username column. <text:s/>Mandatory.</text:p>
          </table:table-cell>
        </table:table-row>
        <table:table-row table:style-name="Table10.1">
          <table:table-cell table:style-name="Table10.A2" office:value-type="string">
            <text:p text:style-name="P37">user_password</text:p>
          </table:table-cell>
          <table:table-cell table:style-name="Table10.A2" office:value-type="string">
            <text:p text:style-name="P37">&lt;none&gt;</text:p>
          </table:table-cell>
          <table:table-cell table:style-name="Table10.C2" office:value-type="string">
            <text:p text:style-name="P37">Name of the password column. <text:s/>Mandatory.</text:p>
          </table:table-cell>
        </table:table-row>
        <table:table-row table:style-name="Table10.1">
          <table:table-cell table:style-name="Table10.A2" office:value-type="string">
            <text:p text:style-name="P37">group_table</text:p>
          </table:table-cell>
          <table:table-cell table:style-name="Table10.A2" office:value-type="string">
            <text:p text:style-name="P37">&lt;none&gt;</text:p>
          </table:table-cell>
          <table:table-cell table:style-name="Table10.C2" office:value-type="string">
            <text:p text:style-name="P37">Optional group table containing username/group pairs.</text:p>
          </table:table-cell>
        </table:table-row>
        <table:table-row table:style-name="Table10.1">
          <table:table-cell table:style-name="Table10.A2" office:value-type="string">
            <text:p text:style-name="P37">group_username_column</text:p>
          </table:table-cell>
          <table:table-cell table:style-name="Table10.A2" office:value-type="string">
            <text:p text:style-name="P37">&lt;none&gt;</text:p>
          </table:table-cell>
          <table:table-cell table:style-name="Table10.C2" office:value-type="string">
            <text:p text:style-name="P37">Name of the username column in the group table.</text:p>
          </table:table-cell>
        </table:table-row>
        <table:table-row table:style-name="Table10.1">
          <table:table-cell table:style-name="Table10.A2" office:value-type="string">
            <text:p text:style-name="P37">group_group_column</text:p>
          </table:table-cell>
          <table:table-cell table:style-name="Table10.A2" office:value-type="string">
            <text:p text:style-name="P37">&lt;none&gt;</text:p>
          </table:table-cell>
          <table:table-cell table:style-name="Table10.C2" office:value-type="string">
            <text:p text:style-name="P37">Name of the groupname column in the group table.</text:p>
          </table:table-cell>
        </table:table-row>
      </table:table>
      <text:p text:style-name="P5">Table <text:sequence text:ref-name="refTable8" text:name="Table" text:formula="ooow:Table+1" style:num-format="1">9</text:sequence>: Database Login Module Parameters</text:p>
      <text:p text:style-name="Text_20_body">The three user parameters are mandatory. <text:s/></text:p>
      <text:p text:style-name="Text_20_body">In order to perform group lookup, all three “group” parameters must be configured. <text:s/>Otherwise,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4">Attribute</text:p>
            </table:table-cell>
            <table:table-cell table:style-name="Table11.A1" office:value-type="string">
              <text:p text:style-name="P4">Default</text:p>
            </table:table-cell>
            <table:table-cell table:style-name="Table11.C1" office:value-type="string">
              <text:p text:style-name="P4">Notes</text:p>
            </table:table-cell>
          </table:table-row>
        </table:table-header-rows>
        <table:table-row table:style-name="Table11.1">
          <table:table-cell table:style-name="Table11.A2" office:value-type="string">
            <text:p text:style-name="P37">username</text:p>
          </table:table-cell>
          <table:table-cell table:style-name="Table11.A2" office:value-type="string">
            <text:p text:style-name="P37">&lt;none&gt;</text:p>
          </table:table-cell>
          <table:table-cell table:style-name="Table11.C2" office:value-type="string">
            <text:p text:style-name="P37">User name to assign to all logins.</text:p>
          </table:table-cell>
        </table:table-row>
        <table:table-row table:style-name="Table11.1">
          <table:table-cell table:style-name="Table11.A2" office:value-type="string">
            <text:p text:style-name="P37">group_list</text:p>
          </table:table-cell>
          <table:table-cell table:style-name="Table11.A2" office:value-type="string">
            <text:p text:style-name="P37">&lt;none&gt;</text:p>
          </table:table-cell>
          <table:table-cell table:style-name="Table11.C2" office:value-type="string">
            <text:p text:style-name="P37">Comma-separated group list to assign to all logins.</text:p>
          </table:table-cell>
        </table:table-row>
      </table:table>
      <text:p text:style-name="P5">Table <text:sequence text:ref-name="refTable9" text:name="Table" text:formula="ooow:Table+1" style:num-format="1">10</text:sequence>: None Login Module Parameters</text:p>
      <text:h text:style-name="P39"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2026483679" text:style-name="L12">
        <text:list-item>
          <text:p text:style-name="P28">Jarvis is installed into /opt/jarvis as per default.</text:p>
        </text:list-item>
        <text:list-item>
          <text:p text:style-name="P28">The jarvis-bin ScriptAlias is configured.</text:p>
        </text:list-item>
        <text:list-item>
          <text:p text:style-name="P28">The Apach webserver is accesible on http://localhost/.</text:p>
        </text:list-item>
        <text:list-item>
          <text:p text:style-name="P28">The demo.xml file has been soft linked or copied into /</text:p>
        </text:list-item>
        <text:list-item>
          <text:p text:style-name="P28">The “None” login module is configured for the demo application.</text:p>
        </text:list-item>
        <text:list-item>
          <text:p text:style-name="P20">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text:soft-page-break/>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oot error_string="" group_list="admin" logged_in="1" username="admin"/&gt;</text:p>
      <text:p text:style-name="P4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amp;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bin/jarvis.pl/demo/__habitat&amp;format=xml</text:p>
      <text:p text:style-name="Text_20_body"><text:soft-page-break/></text:p>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217824531" text:style-name="L13">
        <text:list-item>
          <text:p text:style-name="P22">“username”</text:p>
        </text:list-item>
        <text:list-item>
          <text:p text:style-name="P22">“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text:p>
      <text:h text:style-name="P39"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25">For XML, change the default format, or specify the format per-request.</text:p>
      <text:p text:style-name="Code">http://localhost/jarvis-bin/jarvis.pl/demo/boat_class?format=xml</text:p>
      <text:p text:style-name="Text_20_body"/>
      <text:p text:style-name="P32">The returned content in XML is:</text:p>
      <text:p text:style-name="P34">&lt;?xml version="1.0" encoding="iso-8859-1" ?&gt;</text:p>
      <text:p text:style-name="P35">&lt;?meta name="GENERATOR" content="XML::Smart/1.6.9 Perl/5.010000 [linux]" ?&gt;</text:p>
      <text:p text:style-name="P35">&lt;root logged_in="1" username="admin" error_string="" </text:p>
      <text:p text:style-name="P35"><text:s text:c="4"/>group_list="admin" fetched="2"&gt;</text:p>
      <text:p text:style-name="P35"><text:s text:c="2"/>&lt;data&gt;</text:p>
      <text:p text:style-name="P35"><text:s text:c="4"/>&lt;row active="Y" class="Makkleson" </text:p>
      <text:p text:style-name="P35"><text:s text:c="8"/>description="Suitable for infants and those of timid heart." id="6"/&gt;</text:p>
      <text:p text:style-name="P35"><text:s text:c="4"/>&lt;row active="N" class="X Class" </text:p>
      <text:p text:style-name="P35"><text:s text:c="8"/>description="Product of a deranged mind." id="4"/&gt;</text:p>
      <text:p text:style-name="P35"><text:s text:c="2"/>&lt;/data&gt;</text:p>
      <text:p text:style-name="P35">&lt;/root&gt;</text:p>
      <text:p text:style-name="Text_20_body"/>
      <text:p text:style-name="P31"><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4">Attribute</text:p>
            </table:table-cell>
            <table:table-cell table:style-name="Table12.B1" office:value-type="string">
              <text:p text:style-name="P4">Notes</text:p>
            </table:table-cell>
          </table:table-row>
        </table:table-header-rows>
        <table:table-row table:style-name="Table12.1">
          <table:table-cell table:style-name="Table12.A2" office:value-type="string">
            <text:p text:style-name="P37">data</text:p>
          </table:table-cell>
          <table:table-cell table:style-name="Table12.B2" office:value-type="string">
            <text:p text:style-name="P37">An array of objects returned from the SELECT statement. <text:s/></text:p>
          </table:table-cell>
        </table:table-row>
        <table:table-row table:style-name="Table12.1">
          <table:table-cell table:style-name="Table12.A2" office:value-type="string">
            <text:p text:style-name="P37">fetched</text:p>
          </table:table-cell>
          <table:table-cell table:style-name="Table12.B2" office:value-type="string">
            <text:p text:style-name="P37">The number of rows fetched from the SELECT, before any server-side paging.</text:p>
          </table:table-cell>
        </table:table-row>
        <table:table-row table:style-name="Table12.1">
          <table:table-cell table:style-name="Table12.A2" office:value-type="string">
            <text:p text:style-name="P37">error_string</text:p>
          </table:table-cell>
          <table:table-cell table:style-name="Table12.B2" office:value-type="string">
            <text:p text:style-name="P37">Refer to the “__status” dataset notes.</text:p>
          </table:table-cell>
        </table:table-row>
        <table:table-row table:style-name="Table12.1">
          <table:table-cell table:style-name="Table12.A2" office:value-type="string">
            <text:p text:style-name="P37">logged_in</text:p>
          </table:table-cell>
          <table:table-cell table:style-name="Table12.B2" office:value-type="string">
            <text:p text:style-name="P37">Refer to the “__status” dataset notes.</text:p>
          </table:table-cell>
        </table:table-row>
        <table:table-row table:style-name="Table12.1">
          <table:table-cell table:style-name="Table12.A2" office:value-type="string">
            <text:p text:style-name="P37">group_list</text:p>
          </table:table-cell>
          <table:table-cell table:style-name="Table12.B2" office:value-type="string">
            <text:p text:style-name="P37">Refer to the “__status” dataset notes.</text:p>
          </table:table-cell>
        </table:table-row>
        <table:table-row table:style-name="Table12.1">
          <table:table-cell table:style-name="Table12.A2" office:value-type="string">
            <text:p text:style-name="P37">username</text:p>
          </table:table-cell>
          <table:table-cell table:style-name="Table12.B2" office:value-type="string">
            <text:p text:style-name="P37">Refer to the “__status” dataset notes.</text:p>
          </table:table-cell>
        </table:table-row>
      </table:table>
      <text:p text:style-name="P5">Table <text:sequence text:ref-name="refTable10" text:name="Table" text:formula="ooow:Table+1" style:num-format="1">11</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31"/>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4">Attribute</text:p>
          </table:table-cell>
          <table:table-cell table:style-name="Table13.B1" office:value-type="string">
            <text:p text:style-name="P4">Notes</text:p>
          </table:table-cell>
        </table:table-row>
        <table:table-row table:style-name="Table13.1">
          <table:table-cell table:style-name="Table13.A2" office:value-type="string">
            <text:p text:style-name="P37">read</text:p>
          </table:table-cell>
          <table:table-cell table:style-name="Table13.B2" office:value-type="string">
            <text:p text:style-name="Table_20_Contents"><text:span text:style-name="T2">Defines which groups may execute the SQL defined in the “select” element. <text:s/>This is an access identifer as per the following table.</text:span></text:p>
          </table:table-cell>
        </table:table-row>
        <table:table-row table:style-name="Table13.1">
          <table:table-cell table:style-name="Table13.A2" office:value-type="string">
            <text:p text:style-name="P37">write</text:p>
          </table:table-cell>
          <table:table-cell table:style-name="Table13.B2" office:value-type="string">
            <text:p text:style-name="P37">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37">select</text:p>
          </table:table-cell>
          <table:table-cell table:style-name="Table13.B2" office:value-type="string">
            <text:p text:style-name="P37">SQL to execute when dataset is invoked with the http GET request method.</text:p>
          </table:table-cell>
        </table:table-row>
        <table:table-row table:style-name="Table13.1">
          <table:table-cell table:style-name="Table13.A2" office:value-type="string">
            <text:p text:style-name="P37">update</text:p>
          </table:table-cell>
          <table:table-cell table:style-name="Table13.B2" office:value-type="string">
            <text:p text:style-name="P37">SQL to execute when dataset is invoked with the http PUT request method.</text:p>
          </table:table-cell>
        </table:table-row>
        <table:table-row table:style-name="Table13.1">
          <table:table-cell table:style-name="Table13.A2" office:value-type="string">
            <text:p text:style-name="P37">insert</text:p>
          </table:table-cell>
          <table:table-cell table:style-name="Table13.B2" office:value-type="string">
            <text:p text:style-name="P37">SQL to execute when dataset is invoked with the http POST request method.</text:p>
          </table:table-cell>
        </table:table-row>
        <table:table-row table:style-name="Table13.1">
          <table:table-cell table:style-name="Table13.A2" office:value-type="string">
            <text:p text:style-name="P37">delete</text:p>
          </table:table-cell>
          <table:table-cell table:style-name="Table13.B2" office:value-type="string">
            <text:p text:style-name="P37">SQL to execute when dataset is invoked with the http DELETE request method.</text:p>
          </table:table-cell>
        </table:table-row>
      </table:table>
      <text:p text:style-name="P5">Table <text:sequence text:ref-name="refTable11" text:name="Table" text:formula="ooow:Table+1" style:num-format="1">12</text:sequence>: Dataset Definition Attributes</text:p>
      <text:p text:style-name="Text_20_body"><text:soft-page-break/>The “insert” statement supports one sub-parameter, the “returning” parameter. <text:s/>This is discussed later under the “insert” statement section.</text:p>
      <text:p text:style-name="Text_20_body">The access identifers are.</text:p>
      <table:table table:name="Table14" table:style-name="Table14">
        <table:table-column table:style-name="Table14.A"/>
        <table:table-column table:style-name="Table14.B"/>
        <table:table-row table:style-name="Table14.1">
          <table:table-cell table:style-name="Table14.A1" office:value-type="string">
            <text:p text:style-name="P4">Attribute</text:p>
          </table:table-cell>
          <table:table-cell table:style-name="Table14.B1" office:value-type="string">
            <text:p text:style-name="P4">Notes</text:p>
          </table:table-cell>
        </table:table-row>
        <table:table-row table:style-name="Table14.1">
          <table:table-cell table:style-name="Table14.A2" office:value-type="string">
            <text:p text:style-name="P37">&lt;empty&gt;</text:p>
          </table:table-cell>
          <table:table-cell table:style-name="Table14.B2" office:value-type="string">
            <text:p text:style-name="Table_20_Contents"><text:span text:style-name="T2">Nobody may access these statements.</text:span></text:p>
          </table:table-cell>
        </table:table-row>
        <table:table-row table:style-name="Table14.1">
          <table:table-cell table:style-name="Table14.A2" office:value-type="string">
            <text:p text:style-name="P37">&lt;g1&gt;[,&lt;g2&gt;...]</text:p>
          </table:table-cell>
          <table:table-cell table:style-name="Table14.B2" office:value-type="string">
            <text:p text:style-name="P37">A comma separated group list. <text:s/>Membership in any one of these groups will grant access.</text:p>
          </table:table-cell>
        </table:table-row>
        <table:table-row table:style-name="Table14.1">
          <table:table-cell table:style-name="Table14.A2" office:value-type="string">
            <text:p text:style-name="P37">“*”</text:p>
          </table:table-cell>
          <table:table-cell table:style-name="Table14.B2" office:value-type="string">
            <text:p text:style-name="P37">Any logged-in group may access this feature.</text:p>
          </table:table-cell>
        </table:table-row>
        <table:table-row table:style-name="Table14.1">
          <table:table-cell table:style-name="Table14.A2" office:value-type="string">
            <text:p text:style-name="P37">“**”</text:p>
          </table:table-cell>
          <table:table-cell table:style-name="Table14.B2" office:value-type="string">
            <text:p text:style-name="P37">Any user, even if not logged-in, may access this feature.</text:p>
          </table:table-cell>
        </table:table-row>
      </table:table>
      <text:p text:style-name="P5">Table <text:sequence text:ref-name="refTable12" text:name="Table" text:formula="ooow:Table+1" style:num-format="1">13</text:sequence>: Access Control Specifiers</text:p>
      <text:p text:style-name="Standard"><text:span text:style-name="T2">This is the same list of options as is used for the access control of “exec” and “plugin” datasets.</text:span></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User Parameters:</text:p>
      <text:list xml:id="list1132792604" text:style-name="L16">
        <text:list-item>
          <text:p text:style-name="P23">CGI GET parameters in the URL suffix “/&lt;app&gt;/&lt;ds&gt;?param=value&amp;param2=another”.</text:p>
        </text:list-item>
        <text:list-item>
          <text:p text:style-name="P23">XML or JSON parameters in the “application/json” or “application/xml” request body.</text:p>
        </text:list-item>
        <text:list-item>
          <text:p text:style-name="P23">RESTful parameters in the URL suffix “/&lt;app&gt;/&lt;ds&gt;/p1/p2”.</text:p>
        </text:list-item>
        <text:list-item>
          <text:p text:style-name="P23">Jarvis-Supplied default user parameters (from “default_parameters” configuration).</text:p>
        </text:list-item>
      </text:list>
      <text:p text:style-name="Text_20_body">Secure Parameters:</text:p>
      <text:list xml:id="list1878585269" text:continue-numbering="true" text:style-name="L16">
        <text:list-item>
          <text:p text:style-name="P2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ext:soft-page-break/>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text:p>
      <text:p text:style-name="Text_20_body">For security, your application should use prepared statement placeholders (“use_placeholders” = “yes” in the application configuration).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text:s/>I'm sure you will find them. <text:s/>When using “use_placeholders” = “no” then the substitution is textual, but with quote characters which may also limit some usages.</text:p>
      <text:p text:style-name="Text_20_body">Finally, note that by default, the prepared statement compiler will not know the data type of these substituted variables. <text:s/>In Postgr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292246300" text:style-name="L17">
        <text:list-item>
          <text:p text:style-name="P30">'my(param)'</text:p>
        </text:list-item>
        <text:list-item>
          <text:p text:style-name="P29">'__my_param'</text:p>
        </text:list-item>
        <text:list-item>
          <text:p text:style-name="P29">'_1param'</text:p>
        </text:list-item>
        <text:list-item>
          <text:p text:style-name="P24">'1'</text:p>
        </text:list-item>
      </text:list>
      <text:p text:style-name="Text_20_body"/>
      <text:h text:style-name="P39" text:outline-level="1">TBD</text:h>
      <text:h text:style-name="Heading_20_2" text:outline-level="2">Misc Notes</text:h>
      <text:p text:style-name="Text_20_body">Notes on coding your own security.</text:p>
      <text:p text:style-name="Text_20_body">Notes about exec and plugin.</text:p>
      <text:p text:style-name="Text_20_body">Add notes about combining mixed actions in one single request.</text:p>
      <text:p text:style-name="Text_20_body">Especially note about combining INSERT/UPDATE (I.e merge) and the problems therein: <text:s/>e.g.</text:p>
      <text:p text:style-name="Text_20_body">http://weblogs.sqlteam.com/mladenp/archive/2007/07/30/60273.aspx</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6-22T16:11:51</dc:date>
    <meta:editing-duration>PT125H03M39S</meta:editing-duration>
    <meta:editing-cycles>120</meta:editing-cycles>
    <meta:generator>OpenOffice.org/3.0$Linux OpenOffice.org_project/300m15$Build-9379</meta:generator>
    <meta:document-statistic meta:table-count="14" meta:image-count="0" meta:object-count="0" meta:page-count="22" meta:paragraph-count="745" meta:word-count="6236" meta:character-count="43407"/>
    <meta:user-defined meta:name="Info 1"/>
    <meta:user-defined meta:name="Info 2"/>
    <meta:user-defined meta:name="Info 3"/>
    <meta:user-defined meta:name="Info 4"/>
  </office:meta>
</office:document-meta>
</file>